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text-align="justify" style:justify-single-word="false" fo:break-before="page"/>
    </style:style>
    <style:style style:name="P3" style:family="paragraph" style:parent-style-name="Heading_20_1">
      <style:paragraph-properties fo:text-align="justify" style:justify-single-word="false"/>
    </style:style>
    <style:style style:name="P4" style:family="paragraph" style:parent-style-name="Standard">
      <style:paragraph-properties fo:text-align="center" style:justify-single-word="false"/>
      <style:text-properties fo:language="lt" fo:country="LT"/>
    </style:style>
    <style:style style:name="P5" style:family="paragraph" style:parent-style-name="Standard">
      <style:paragraph-properties fo:text-align="end" style:justify-single-word="false"/>
      <style:text-properties fo:language="lt" fo:country="LT"/>
    </style:style>
    <style:style style:name="P6" style:family="paragraph" style:parent-style-name="Standard">
      <style:paragraph-properties fo:text-align="center" style:justify-single-word="false"/>
      <style:text-properties fo:font-size="16pt" fo:language="lt" fo:country="LT" style:font-size-asian="16pt" style:font-size-complex="16pt"/>
    </style:style>
    <style:style style:name="P7" style:family="paragraph" style:parent-style-name="Standard">
      <style:paragraph-properties fo:text-align="center" style:justify-single-word="false"/>
      <style:text-properties fo:font-size="16pt" fo:language="lt" fo:country="LT" fo:font-weight="bold" style:font-size-asian="16pt" style:font-weight-asian="bold" style:font-size-complex="16pt" style:font-weight-complex="bold"/>
    </style:style>
    <style:style style:name="P8" style:family="paragraph" style:parent-style-name="Standard" style:master-page-name="Standard">
      <style:paragraph-properties fo:text-align="center" style:justify-single-word="false" style:page-number="auto"/>
      <style:text-properties fo:language="lt" fo:country="LT"/>
    </style:style>
    <style:style style:name="P9" style:family="paragraph" style:parent-style-name="Text_20_body">
      <style:paragraph-properties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Text_20_body" style:list-style-name="L6"/>
    <style:style style:name="P13" style:family="paragraph" style:parent-style-name="Text_20_body">
      <style:paragraph-properties fo:background-color="transparent">
        <style:background-image/>
      </style:paragraph-properties>
      <style:text-properties fo:color="#800000" fo:font-size="32pt" style:font-size-asian="32pt" style:font-size-complex="32pt"/>
    </style:style>
    <style:style style:name="P14" style:family="paragraph" style:parent-style-name="Text_20_body">
      <style:paragraph-properties fo:text-align="justify" style:justify-single-word="false" fo:background-color="transparent">
        <style:background-image/>
      </style:paragraph-properties>
      <style:text-properties style:use-window-font-color="true" fo:font-size="12pt" fo:background-color="transparent" style:font-size-asian="12pt" style:font-size-complex="12pt"/>
    </style:style>
    <style:style style:name="P15" style:family="paragraph" style:parent-style-name="Text_20_body">
      <style:paragraph-properties fo:line-height="150%" fo:text-align="justify" style:justify-single-word="false" fo:background-color="transparent">
        <style:background-image/>
      </style:paragraph-properties>
      <style:text-properties style:use-window-font-color="true" fo:font-size="12pt" fo:background-color="transparent" style:font-size-asian="12pt" style:font-size-complex="12pt"/>
    </style:style>
    <style:style style:name="P16" style:family="paragraph" style:parent-style-name="Text_20_body" style:list-style-name="L5">
      <style:paragraph-properties fo:line-height="150%" fo:text-align="justify" style:justify-single-word="false" fo:background-color="transparent">
        <style:background-image/>
      </style:paragraph-properties>
      <style:text-properties style:use-window-font-color="true" fo:font-size="12pt" fo:background-color="transparent" style:font-size-asian="12pt" style:font-size-complex="12pt"/>
    </style:style>
    <style:style style:name="P17" style:family="paragraph" style:parent-style-name="Heading_20_2">
      <style:paragraph-properties fo:text-align="justify" style:justify-single-word="false"/>
    </style:style>
    <style:style style:name="P18" style:family="paragraph" style:parent-style-name="Heading_20_2">
      <style:paragraph-properties fo:break-before="page"/>
    </style:style>
    <style:style style:name="P19" style:family="paragraph" style:parent-style-name="Heading_20_3">
      <style:paragraph-properties fo:text-align="justify" style:justify-single-word="false"/>
    </style:style>
    <style:style style:name="T1" style:family="text">
      <style:text-properties style:font-name-asian="Liberation Serif"/>
    </style:style>
    <style:style style:name="T2" style:family="text">
      <style:text-properties fo:font-size="16pt" fo:font-weight="bold" style:font-name-asian="Liberation Serif" style:font-size-asian="16pt" style:font-weight-asian="bold" style:font-size-complex="16pt" style:font-weight-complex="bold"/>
    </style:style>
    <style:style style:name="T3"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ILNIAUS UNIVERSITETAS</text:p>
      <text:p text:style-name="P4">MATEMATIKOS IR INFORMATIKOS FAKULTETAS</text:p>
      <text:p text:style-name="P4">PROGRAMŲ SISTEMŲ KATED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1"><text:s/></text:span>Programa</text:p>
      <text:p text:style-name="P4"><text:span text:style-name="T2">„Atbulinis</text:span><text:span text:style-name="T3"> išvedimas ruby kalba“</text:span></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5">Darbą atliko: 3 Kurso 1 grupės studentas</text:p>
      <text:p text:style-name="P5">Rytis Karpuška</text:p>
      <text:p text:style-name="P5"/>
      <text:p text:style-name="P5"/>
      <text:p text:style-name="P5"/>
      <text:p text:style-name="P5"/>
      <text:p text:style-name="P5"/>
      <text:p text:style-name="P5"/>
      <text:p text:style-name="P5"/>
      <text:p text:style-name="P5"/>
      <text:p text:style-name="P5"/>
      <text:p text:style-name="P5"/>
      <text:p text:style-name="P5"/>
      <text:p text:style-name="P4">Vilnius</text:p>
      <text:p text:style-name="P4">2014</text:p>
      <text:h text:style-name="P1" text:outline-level="1">Turinys</text:h>
      <text:p text:style-name="Text_20_body"/>
      <text:p text:style-name="P13">//TODO</text:p>
      <text:h text:style-name="P2" text:outline-level="1">1. Darbo tikslas</text:h>
      <text:p text:style-name="P14"><text:tab/>Šio darbo tikslas yra įgyvendinti ir aprašyti atbulinio išvedimo algoritmą.</text:p>
      <text:h text:style-name="P3" text:outline-level="1">2. Atbulinio išvedimo algoritmas</text:h>
      <text:p text:style-name="P15"><text:tab/>Atbulinio išvedimo algoritmas yra vienas iš dviejų pagrindinių protavimo algoritmų naudojamų išvedimo varikliuose.</text:p>
      <text:h text:style-name="P17" text:outline-level="2">2.1 Detalus aprašymas</text:h>
      <text:h text:style-name="P19" text:outline-level="3"><text:bookmark-start text:name="__RefHeading__1382_1698216259"/>2.1.1 Įeitis<text:bookmark-end text:name="__RefHeading__1382_1698216259"/></text:h>
      <text:p text:style-name="P9"><text:tab/>Algoritmas turi tokią įeitį</text:p>
      <text:list xml:id="list10853104261" text:style-name="L2">
        <text:list-item>
          <text:p text:style-name="P10">Taisyklės (produkcijos), išreikštos loginės implikacijos forma</text:p>
        </text:list-item>
        <text:list-item>
          <text:p text:style-name="P10">Faktai</text:p>
        </text:list-item>
        <text:list-item>
          <text:p text:style-name="P10">Tikslas</text:p>
        </text:list-item>
      </text:list>
      <text:h text:style-name="P19" text:outline-level="3"><text:bookmark-start text:name="__RefHeading__1384_1698216259"/>2.1.2 Išeitis<text:bookmark-end text:name="__RefHeading__1384_1698216259"/></text:h>
      <text:p text:style-name="P9"><text:tab/>Algoritmas turi tokią išeitį:</text:p>
      <text:list xml:id="list931292988" text:style-name="L4">
        <text:list-item>
          <text:p text:style-name="P11">Vėliavėlę ar tikslas buvo sėkmingai pasiektas</text:p>
        </text:list-item>
      </text:list>
      <text:list xml:id="list258343211" text:style-name="L5">
        <text:list-item>
          <text:p text:style-name="P16">Kelias iki tikslo (išreikštas pritaikytomis taisyklėmis)</text:p>
        </text:list-item>
      </text:list>
      <text:h text:style-name="Heading_20_3" text:outline-level="3">2.1.3 Algoritmo veikimas</text:h>
      <text:p text:style-name="Text_20_body"><text:tab/>Atbulinio išvedimo algorithmas pradeda darbą turėdamas sąrašą tikslų, ir ieško tokių taisyklių, kurių antecedentai būtų žinomi kaip tiesa (būtų tarp faktų). Jeigu antecedentas nėra žinomas kaip tiesa, jis pridedamas prie tikslų aibės ir pradedama nauja iteracija. Bendrai algorithmas susideda iš tokių žingsnių:</text:p>
      <text:list xml:id="list869358643" text:style-name="L6">
        <text:list-item>
          <text:p text:style-name="P12">Patikriname ar dabartinis tikslas yra tarp faktų, jeigu taip, baigiame darbą</text:p>
        </text:list-item>
        <text:list-item>
          <text:p text:style-name="P12">Patikriname ar dabartinis tikslas nebuvo jau bandomas išvesti, t.y. Tikriname ar nepatekome į ciklą</text:p>
        </text:list-item>
        <text:list-item>
          <text:p text:style-name="P12">Surandame taisyklę, kurios konsekventas yra mūsų tikslas</text:p>
        </text:list-item>
        <text:list-item>
          <text:p text:style-name="P12">Surastos taisyklės antecendai pridedami prie taisyklių sąrašo ir pradedama nauja iteracija.</text:p>
          <text:p text:style-name="P12"><text:line-break/></text:p>
        </text:list-item>
      </text:list>
      <text:h text:style-name="P18" text:outline-level="2">2.2 Struktūrinė schem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tis </meta:initial-creator>
    <meta:creation-date>2014-04-30T00:49:59</meta:creation-date>
    <dc:date>2014-04-30T01:03:10</dc:date>
    <dc:creator>Rytis </dc:creator>
    <meta:editing-duration>P0D</meta:editing-duration>
    <meta:editing-cycles>1</meta:editing-cycles>
    <meta:document-statistic meta:table-count="0" meta:image-count="0" meta:object-count="0" meta:page-count="4" meta:paragraph-count="33" meta:word-count="193" meta:character-count="1418" meta:non-whitespace-character-count="1260"/>
    <meta:generator>LibreOffice/3.5$Linux_X86_64 LibreOffice_project/350m1$Build-2</meta:generator>
  </office:meta>
</office:document-meta>
</file>